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paragraph-rsid="00044e8c"/>
    </style:style>
    <style:style style:name="P2" style:family="paragraph" style:parent-style-name="Text_20_body">
      <style:paragraph-properties fo:margin-top="0cm" fo:margin-bottom="0.247cm" loext:contextual-spacing="false" fo:line-height="120%"/>
      <style:text-properties officeooo:paragraph-rsid="00044e8c"/>
    </style:style>
    <style:style style:name="P3" style:family="paragraph" style:parent-style-name="Text_20_body" style:list-style-name="WWNum10">
      <style:text-properties officeooo:paragraph-rsid="00044e8c"/>
    </style:style>
    <style:style style:name="P4" style:family="paragraph" style:parent-style-name="Text_20_body" style:list-style-name="WWNum1">
      <style:text-properties officeooo:paragraph-rsid="00044e8c"/>
    </style:style>
    <style:style style:name="P5" style:family="paragraph" style:parent-style-name="Text_20_body" style:list-style-name="WWNum12">
      <style:text-properties officeooo:paragraph-rsid="00044e8c"/>
    </style:style>
    <style:style style:name="P6" style:family="paragraph" style:parent-style-name="Text_20_body" style:list-style-name="WWNum13">
      <style:text-properties officeooo:paragraph-rsid="00044e8c"/>
    </style:style>
    <style:style style:name="P7" style:family="paragraph" style:parent-style-name="Text_20_body" style:list-style-name="WWNum7">
      <style:text-properties officeooo:paragraph-rsid="00044e8c"/>
    </style:style>
    <style:style style:name="P8" style:family="paragraph" style:parent-style-name="Text_20_body" style:list-style-name="WWNum8">
      <style:text-properties officeooo:paragraph-rsid="00044e8c"/>
    </style:style>
    <style:style style:name="P9" style:family="paragraph" style:parent-style-name="Text_20_body" style:list-style-name="WWNum2">
      <style:text-properties officeooo:paragraph-rsid="00044e8c"/>
    </style:style>
    <style:style style:name="P10" style:family="paragraph" style:parent-style-name="Text_20_body" style:list-style-name="WWNum3">
      <style:text-properties officeooo:paragraph-rsid="00044e8c"/>
    </style:style>
    <style:style style:name="P11" style:family="paragraph" style:parent-style-name="Text_20_body" style:list-style-name="WWNum11">
      <style:text-properties officeooo:paragraph-rsid="00044e8c"/>
    </style:style>
    <style:style style:name="P12" style:family="paragraph" style:parent-style-name="Text_20_body">
      <style:paragraph-properties fo:line-height="120%"/>
      <style:text-properties officeooo:paragraph-rsid="00044e8c"/>
    </style:style>
    <style:style style:name="P13" style:family="paragraph" style:parent-style-name="Text_20_body" style:list-style-name="WWNum4">
      <style:text-properties officeooo:paragraph-rsid="00044e8c"/>
    </style:style>
    <style:style style:name="P14" style:family="paragraph" style:parent-style-name="Text_20_body" style:list-style-name="WWNum5">
      <style:text-properties officeooo:paragraph-rsid="00044e8c"/>
    </style:style>
    <style:style style:name="P15" style:family="paragraph" style:parent-style-name="Text_20_body" style:list-style-name="WWNum9">
      <style:text-properties officeooo:paragraph-rsid="00044e8c"/>
    </style:style>
    <style:style style:name="P16" style:family="paragraph" style:parent-style-name="Text_20_body" style:list-style-name="WWNum6">
      <style:text-properties officeooo:paragraph-rsid="00044e8c"/>
    </style:style>
    <style:style style:name="P17" style:family="paragraph" style:parent-style-name="Text_20_body">
      <style:text-properties officeooo:paragraph-rsid="00044e8c"/>
    </style:style>
    <style:style style:name="P18" style:family="paragraph" style:parent-style-name="Text_20_body" style:list-style-name="">
      <style:paragraph-properties fo:margin-left="1.905cm" fo:margin-right="0cm" fo:text-indent="0cm" style:auto-text-indent="false"/>
      <style:text-properties officeooo:paragraph-rsid="00044e8c"/>
    </style:style>
    <style:style style:name="P19" style:family="paragraph" style:parent-style-name="Text_20_body" style:list-style-name="">
      <style:paragraph-properties fo:margin-left="7.62cm" fo:margin-right="0cm" fo:text-indent="0cm" style:auto-text-indent="false"/>
      <style:text-properties officeooo:paragraph-rsid="00044e8c"/>
    </style:style>
    <style:style style:name="P20" style:family="paragraph" style:parent-style-name="Text_20_body" style:list-style-name="WWNum13">
      <style:paragraph-properties fo:margin-left="1.27cm" fo:margin-right="0cm" fo:text-indent="-0.635cm" style:auto-text-indent="false"/>
      <style:text-properties officeooo:paragraph-rsid="00044e8c"/>
    </style:style>
    <style:style style:name="P21" style:family="paragraph" style:parent-style-name="Text_20_body">
      <style:paragraph-properties fo:margin-left="1.27cm" fo:margin-right="0cm" fo:text-indent="0cm" style:auto-text-indent="false"/>
      <style:text-properties officeooo:paragraph-rsid="00044e8c"/>
    </style:style>
    <style:style style:name="P22" style:family="paragraph" style:parent-style-name="Text_20_body" style:master-page-name="Standard">
      <style:paragraph-properties style:page-number="auto"/>
      <style:text-properties officeooo:paragraph-rsid="00044e8c"/>
    </style:style>
    <style:style style:name="P23" style:family="paragraph" style:parent-style-name="Text_20_body" style:master-page-name="Converted1">
      <style:paragraph-properties style:page-number="auto"/>
      <style:text-properties officeooo:paragraph-rsid="00044e8c"/>
    </style:style>
    <style:style style:name="P24" style:family="paragraph" style:parent-style-name="Footer">
      <style:paragraph-properties fo:text-align="end" style:justify-single-word="false"/>
    </style:style>
    <style:style style:name="T1" style:family="text">
      <style:text-properties style:language-asian="en" style:country-asian="ZA"/>
    </style:style>
    <style:style style:name="T2" style:family="text">
      <style:text-properties fo:color="#00000a" style:font-name="Arial" fo:font-size="11pt" fo:language="en" fo:country="ZA" style:font-name-asian="Arial1" style:font-size-asian="11pt" style:language-asian="en" style:country-asian="US" style:font-size-complex="11pt" style:language-complex="ar" style:country-complex="SA"/>
    </style:style>
    <style:style style:name="T3" style:family="text">
      <style:text-properties fo:color="#00000a" style:font-name="Arial" fo:font-size="11pt" fo:language="en" fo:country="ZA" officeooo:rsid="000ab136" style:font-name-asian="Arial1" style:font-size-asian="11pt" style:language-asian="en" style:country-asian="US" style:font-size-complex="11pt" style:language-complex="ar" style:country-complex="SA"/>
    </style:style>
    <style:style style:name="T4" style:family="text">
      <style:text-properties fo:color="#00000a" style:font-name="Arial" fo:font-size="11pt" fo:language="en" fo:country="ZA" officeooo:rsid="000d45c5" style:font-name-asian="Arial1" style:font-size-asian="11pt" style:language-asian="en" style:country-asian="US" style:font-size-complex="11pt" style:language-complex="ar" style:country-complex="SA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background-color="#ffff00"/>
    </style:style>
    <style:style style:name="T9" style:family="text">
      <style:text-properties officeooo:rsid="000ab136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f2580" fo:background-color="#ffff00" loext:char-shading-value="0"/>
    </style:style>
    <style:style style:name="T12" style:family="text">
      <style:text-properties officeooo:rsid="000ab136"/>
    </style:style>
    <style:style style:name="T13" style:family="text">
      <style:text-properties officeooo:rsid="000b5403"/>
    </style:style>
    <style:style style:name="T14" style:family="text">
      <style:text-properties officeooo:rsid="000cf987"/>
    </style:style>
    <style:style style:name="T15" style:family="text">
      <style:text-properties officeooo:rsid="000d45c5"/>
    </style:style>
    <style:style style:name="T16" style:family="text">
      <style:text-properties officeooo:rsid="000d6f40"/>
    </style:style>
    <style:style style:name="T17" style:family="text">
      <style:text-properties officeooo:rsid="000f2580"/>
    </style:style>
    <style:style style:name="T18" style:family="text">
      <style:text-properties officeooo:rsid="0010b74e"/>
    </style:style>
    <style:style style:name="T19" style:family="text">
      <style:text-properties officeooo:rsid="0011bf72"/>
    </style:style>
    <style:style style:name="T20" style:family="text">
      <style:text-properties officeooo:rsid="00120fd8"/>
    </style:style>
    <style:style style:name="T21" style:family="text">
      <style:text-properties officeooo:rsid="00065c6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hapter 2: Organic Petrology</text:p>
      <text:p text:style-name="P17"/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Toc485644652" text:style-name="Index_20_Link" text:visited-style-name="Index_20_Link"><text:span text:style-name="Index_20_Link">Chapter 2: Organic Petrology<text:tab/>1</text:span></text:a></text:p>
          <text:p text:style-name="P17"><text:a xlink:type="simple" xlink:href="#_Toc485644653" text:style-name="Index_20_Link" text:visited-style-name="Index_20_Link"><text:span text:style-name="Index_20_Link">2.1</text:span></text:a><text:a xlink:type="simple" xlink:href="#_Toc485644653" text:style-name="Index_20_Link" text:visited-style-name="Index_20_Link"><text:span text:style-name="Index_20_Link"><text:span text:style-name="T1"><text:tab/></text:span></text:span></text:a><text:a xlink:type="simple" xlink:href="#_Toc485644653" text:style-name="Index_20_Link" text:visited-style-name="Index_20_Link"><text:span text:style-name="Index_20_Link">INTRODUCTION TO ORGANIC PETROLOGY<text:tab/>1</text:span></text:a></text:p>
          <text:p text:style-name="P17"><text:a xlink:type="simple" xlink:href="#_Toc485644654" text:style-name="Index_20_Link" text:visited-style-name="Index_20_Link"><text:span text:style-name="Index_20_Link">2.2</text:span></text:a><text:a xlink:type="simple" xlink:href="#_Toc485644654" text:style-name="Index_20_Link" text:visited-style-name="Index_20_Link"><text:span text:style-name="Index_20_Link"><text:span text:style-name="T1"><text:tab/></text:span></text:span></text:a><text:a xlink:type="simple" xlink:href="#_Toc485644654" text:style-name="Index_20_Link" text:visited-style-name="Index_20_Link"><text:span text:style-name="Index_20_Link">HISTORICAL DEVELOPMENT OF COAL PETROGRAPHY<text:tab/>2</text:span></text:a></text:p>
          <text:p text:style-name="P17"><text:a xlink:type="simple" xlink:href="#_Toc485644655" text:style-name="Index_20_Link" text:visited-style-name="Index_20_Link"><text:span text:style-name="Index_20_Link">2.2.1</text:span></text:a><text:a xlink:type="simple" xlink:href="#_Toc485644655" text:style-name="Index_20_Link" text:visited-style-name="Index_20_Link"><text:span text:style-name="Index_20_Link"><text:span text:style-name="T1"><text:tab/></text:span></text:span></text:a><text:a xlink:type="simple" xlink:href="#_Toc485644655" text:style-name="Index_20_Link" text:visited-style-name="Index_20_Link"><text:span text:style-name="Index_20_Link">Development of Techniques in Coal Petrology<text:tab/>2</text:span></text:a></text:p>
          <text:p text:style-name="P17"><text:a xlink:type="simple" xlink:href="#_Toc485644656" text:style-name="Index_20_Link" text:visited-style-name="Index_20_Link"><text:span text:style-name="Index_20_Link">2.2.2</text:span></text:a><text:a xlink:type="simple" xlink:href="#_Toc485644656" text:style-name="Index_20_Link" text:visited-style-name="Index_20_Link"><text:span text:style-name="Index_20_Link"><text:span text:style-name="T1"><text:tab/></text:span></text:span></text:a><text:a xlink:type="simple" xlink:href="#_Toc485644656" text:style-name="Index_20_Link" text:visited-style-name="Index_20_Link"><text:span text:style-name="Index_20_Link">Development of Petrographic Nomenclature and Classification<text:tab/>5</text:span></text:a></text:p>
          <text:p text:style-name="P17"><text:a xlink:type="simple" xlink:href="#_Toc485644657" text:style-name="Index_20_Link" text:visited-style-name="Index_20_Link"><text:span text:style-name="Index_20_Link">2.3</text:span></text:a><text:a xlink:type="simple" xlink:href="#_Toc485644657" text:style-name="Index_20_Link" text:visited-style-name="Index_20_Link"><text:span text:style-name="Index_20_Link"><text:span text:style-name="T1"><text:tab/></text:span></text:span></text:a><text:a xlink:type="simple" xlink:href="#_Toc485644657" text:style-name="Index_20_Link" text:visited-style-name="Index_20_Link"><text:span text:style-name="Index_20_Link">PETROGRAPHIC CONSTITUENTS OF COAL<text:tab/>8</text:span></text:a></text:p>
          <text:p text:style-name="P17"><text:a xlink:type="simple" xlink:href="#_Toc485644658" text:style-name="Index_20_Link" text:visited-style-name="Index_20_Link"><text:span text:style-name="Index_20_Link">2.3.1</text:span></text:a><text:a xlink:type="simple" xlink:href="#_Toc485644658" text:style-name="Index_20_Link" text:visited-style-name="Index_20_Link"><text:span text:style-name="Index_20_Link"><text:span text:style-name="T1"><text:tab/></text:span></text:span></text:a><text:a xlink:type="simple" xlink:href="#_Toc485644658" text:style-name="Index_20_Link" text:visited-style-name="Index_20_Link"><text:span text:style-name="Index_20_Link">Macroscopic Constituents of Coal<text:tab/>9</text:span></text:a></text:p>
          <text:p text:style-name="P17"><text:a xlink:type="simple" xlink:href="#_Toc485644659" text:style-name="Index_20_Link" text:visited-style-name="Index_20_Link"><text:span text:style-name="Index_20_Link">2.3.1.1</text:span></text:a><text:a xlink:type="simple" xlink:href="#_Toc485644659" text:style-name="Index_20_Link" text:visited-style-name="Index_20_Link"><text:span text:style-name="Index_20_Link"><text:span text:style-name="T1"><text:tab/></text:span></text:span></text:a><text:a xlink:type="simple" xlink:href="#_Toc485644659" text:style-name="Index_20_Link" text:visited-style-name="Index_20_Link"><text:span text:style-name="Index_20_Link">Non-banded / Sapropelic Coals<text:tab/>9</text:span></text:a></text:p>
          <text:p text:style-name="P17"><text:a xlink:type="simple" xlink:href="#_Toc485644660" text:style-name="Index_20_Link" text:visited-style-name="Index_20_Link"><text:span text:style-name="Index_20_Link">2.3.1.2</text:span></text:a><text:a xlink:type="simple" xlink:href="#_Toc485644660" text:style-name="Index_20_Link" text:visited-style-name="Index_20_Link"><text:span text:style-name="Index_20_Link"><text:span text:style-name="T1"><text:tab/></text:span></text:span></text:a><text:a xlink:type="simple" xlink:href="#_Toc485644660" text:style-name="Index_20_Link" text:visited-style-name="Index_20_Link"><text:span text:style-name="Index_20_Link">Banded / Humic Coals<text:tab/>9</text:span></text:a></text:p>
          <text:p text:style-name="P17"><text:a xlink:type="simple" xlink:href="#_Toc485644661" text:style-name="Index_20_Link" text:visited-style-name="Index_20_Link"><text:span text:style-name="Index_20_Link">2.3.2</text:span></text:a><text:a xlink:type="simple" xlink:href="#_Toc485644661" text:style-name="Index_20_Link" text:visited-style-name="Index_20_Link"><text:span text:style-name="Index_20_Link"><text:span text:style-name="T1"><text:tab/></text:span></text:span></text:a><text:a xlink:type="simple" xlink:href="#_Toc485644661" text:style-name="Index_20_Link" text:visited-style-name="Index_20_Link"><text:span text:style-name="Index_20_Link">Microscopic Constituents of Coal<text:tab/>11</text:span></text:a></text:p>
          <text:p text:style-name="P17"><text:a xlink:type="simple" xlink:href="#_Toc485644662" text:style-name="Index_20_Link" text:visited-style-name="Index_20_Link"><text:span text:style-name="Index_20_Link">2.3.2.1</text:span></text:a><text:a xlink:type="simple" xlink:href="#_Toc485644662" text:style-name="Index_20_Link" text:visited-style-name="Index_20_Link"><text:span text:style-name="Index_20_Link"><text:span text:style-name="T1"><text:tab/></text:span></text:span></text:a><text:a xlink:type="simple" xlink:href="#_Toc485644662" text:style-name="Index_20_Link" text:visited-style-name="Index_20_Link"><text:span text:style-name="Index_20_Link">Maceral formation (type)<text:tab/>11</text:span></text:a></text:p>
          <text:p text:style-name="P17"><text:a xlink:type="simple" xlink:href="#_Toc485644663" text:style-name="Index_20_Link" text:visited-style-name="Index_20_Link"><text:span text:style-name="Index_20_Link">2.3.2.2</text:span></text:a><text:a xlink:type="simple" xlink:href="#_Toc485644663" text:style-name="Index_20_Link" text:visited-style-name="Index_20_Link"><text:span text:style-name="Index_20_Link"><text:span text:style-name="T1"><text:tab/></text:span></text:span></text:a><text:a xlink:type="simple" xlink:href="#_Toc485644663" text:style-name="Index_20_Link" text:visited-style-name="Index_20_Link"><text:span text:style-name="Index_20_Link">Coalification (rank)<text:tab/>12</text:span></text:a></text:p>
          <text:p text:style-name="P17"><text:a xlink:type="simple" xlink:href="#_Toc485644664" text:style-name="Index_20_Link" text:visited-style-name="Index_20_Link"><text:span text:style-name="Index_20_Link">2.3.2.3</text:span></text:a><text:a xlink:type="simple" xlink:href="#_Toc485644664" text:style-name="Index_20_Link" text:visited-style-name="Index_20_Link"><text:span text:style-name="Index_20_Link"><text:span text:style-name="T1"><text:tab/></text:span></text:span></text:a><text:a xlink:type="simple" xlink:href="#_Toc485644664" text:style-name="Index_20_Link" text:visited-style-name="Index_20_Link"><text:span text:style-name="Index_20_Link">Maceral Groups<text:tab/>13</text:span></text:a></text:p>
          <text:p text:style-name="P17"><text:a xlink:type="simple" xlink:href="#_Toc485644665" text:style-name="Index_20_Link" text:visited-style-name="Index_20_Link"><text:span text:style-name="Index_20_Link">Vitrinite Maceral Group<text:tab/>13</text:span></text:a></text:p>
          <text:p text:style-name="P17"><text:a xlink:type="simple" xlink:href="#_Toc485644666" text:style-name="Index_20_Link" text:visited-style-name="Index_20_Link"><text:span text:style-name="Index_20_Link">Inertinite Maceral Group<text:tab/>15</text:span></text:a></text:p>
          <text:p text:style-name="P17"><text:a xlink:type="simple" xlink:href="#_Toc485644667" text:style-name="Index_20_Link" text:visited-style-name="Index_20_Link"><text:span text:style-name="Index_20_Link">Liptinite Maceral Group<text:tab/>16</text:span></text:a></text:p>
          <text:p text:style-name="P17"><text:a xlink:type="simple" xlink:href="#_Toc485644668" text:style-name="Index_20_Link" text:visited-style-name="Index_20_Link"><text:span text:style-name="Index_20_Link">2.3.2.4</text:span></text:a><text:a xlink:type="simple" xlink:href="#_Toc485644668" text:style-name="Index_20_Link" text:visited-style-name="Index_20_Link"><text:span text:style-name="Index_20_Link"><text:span text:style-name="T1"><text:tab/></text:span></text:span></text:a><text:a xlink:type="simple" xlink:href="#_Toc485644668" text:style-name="Index_20_Link" text:visited-style-name="Index_20_Link"><text:span text:style-name="Index_20_Link">Minerals in coal (grade)<text:tab/>18</text:span></text:a></text:p>
          <text:p text:style-name="P17"><text:a xlink:type="simple" xlink:href="#_Toc485644669" text:style-name="Index_20_Link" text:visited-style-name="Index_20_Link"><text:span text:style-name="Index_20_Link">Clay<text:tab/>20</text:span></text:a></text:p>
          <text:p text:style-name="P17"><text:a xlink:type="simple" xlink:href="#_Toc485644670" text:style-name="Index_20_Link" text:visited-style-name="Index_20_Link"><text:span text:style-name="Index_20_Link">Quartz<text:tab/>20</text:span></text:a></text:p>
          <text:p text:style-name="P17"><text:a xlink:type="simple" xlink:href="#_Toc485644671" text:style-name="Index_20_Link" text:visited-style-name="Index_20_Link"><text:span text:style-name="Index_20_Link">Carbonates<text:tab/>20</text:span></text:a></text:p>
          <text:p text:style-name="P17"><text:a xlink:type="simple" xlink:href="#_Toc485644672" text:style-name="Index_20_Link" text:visited-style-name="Index_20_Link"><text:span text:style-name="Index_20_Link">Iron sulphides<text:tab/>21</text:span></text:a></text:p>
          <text:p text:style-name="P17"><text:a xlink:type="simple" xlink:href="#_Toc485644673" text:style-name="Index_20_Link" text:visited-style-name="Index_20_Link"><text:span text:style-name="Index_20_Link">Other minerals<text:tab/>22</text:span></text:a></text:p>
          <text:p text:style-name="P17"><text:a xlink:type="simple" xlink:href="#_Toc485644674" text:style-name="Index_20_Link" text:visited-style-name="Index_20_Link"><text:span text:style-name="Index_20_Link">2.3.2.5</text:span></text:a><text:a xlink:type="simple" xlink:href="#_Toc485644674" text:style-name="Index_20_Link" text:visited-style-name="Index_20_Link"><text:span text:style-name="Index_20_Link"><text:span text:style-name="T1"><text:tab/></text:span></text:span></text:a><text:a xlink:type="simple" xlink:href="#_Toc485644674" text:style-name="Index_20_Link" text:visited-style-name="Index_20_Link"><text:span text:style-name="Index_20_Link">Microlithotypes<text:tab/>22</text:span></text:a></text:p>
          <text:p text:style-name="P17"><text:a xlink:type="simple" xlink:href="#_Toc485644675" text:style-name="Index_20_Link" text:visited-style-name="Index_20_Link"><text:span text:style-name="Index_20_Link">2.4</text:span></text:a><text:a xlink:type="simple" xlink:href="#_Toc485644675" text:style-name="Index_20_Link" text:visited-style-name="Index_20_Link"><text:span text:style-name="Index_20_Link"><text:span text:style-name="T1"><text:tab/></text:span></text:span></text:a><text:a xlink:type="simple" xlink:href="#_Toc485644675" text:style-name="Index_20_Link" text:visited-style-name="Index_20_Link"><text:span text:style-name="Index_20_Link">SAMPLING, PREPARATION AND ANALYTICAL TECHNIQUES FOR PETROGRAPHIC ANALYSIS<text:tab/>2</text:span></text:a>4</text:p>
          <text:p text:style-name="P17"><text:a xlink:type="simple" xlink:href="#_Toc485644676" text:style-name="Index_20_Link" text:visited-style-name="Index_20_Link"><text:span text:style-name="Index_20_Link">2.4.1</text:span></text:a><text:a xlink:type="simple" xlink:href="#_Toc485644676" text:style-name="Index_20_Link" text:visited-style-name="Index_20_Link"><text:span text:style-name="Index_20_Link"><text:span text:style-name="T1"><text:tab/></text:span></text:span></text:a><text:a xlink:type="simple" xlink:href="#_Toc485644676" text:style-name="Index_20_Link" text:visited-style-name="Index_20_Link"><text:span text:style-name="Index_20_Link">Sampling<text:tab/>24</text:span></text:a></text:p>
          <text:p text:style-name="P17"><text:a xlink:type="simple" xlink:href="#_Toc485644677" text:style-name="Index_20_Link" text:visited-style-name="Index_20_Link"><text:span text:style-name="Index_20_Link">2.4.2</text:span></text:a><text:a xlink:type="simple" xlink:href="#_Toc485644677" text:style-name="Index_20_Link" text:visited-style-name="Index_20_Link"><text:span text:style-name="Index_20_Link"><text:span text:style-name="T1"><text:tab/></text:span></text:span></text:a><text:a xlink:type="simple" xlink:href="#_Toc485644677" text:style-name="Index_20_Link" text:visited-style-name="Index_20_Link"><text:span text:style-name="Index_20_Link">Preparation<text:tab/>24</text:span></text:a></text:p>
          <text:p text:style-name="P17"><text:a xlink:type="simple" xlink:href="#_Toc485644678" text:style-name="Index_20_Link" text:visited-style-name="Index_20_Link"><text:span text:style-name="Index_20_Link">2.4.3</text:span></text:a><text:a xlink:type="simple" xlink:href="#_Toc485644678" text:style-name="Index_20_Link" text:visited-style-name="Index_20_Link"><text:span text:style-name="Index_20_Link"><text:span text:style-name="T1"><text:tab/></text:span></text:span></text:a><text:a xlink:type="simple" xlink:href="#_Toc485644678" text:style-name="Index_20_Link" text:visited-style-name="Index_20_Link"><text:span text:style-name="Index_20_Link">Analytical Techniques<text:tab/>26</text:span></text:a></text:p>
          <text:p text:style-name="P17"><text:a xlink:type="simple" xlink:href="#_Toc485644679" text:style-name="Index_20_Link" text:visited-style-name="Index_20_Link"><text:span text:style-name="Index_20_Link">2.4.3.1</text:span></text:a><text:a xlink:type="simple" xlink:href="#_Toc485644679" text:style-name="Index_20_Link" text:visited-style-name="Index_20_Link"><text:span text:style-name="Index_20_Link"><text:span text:style-name="T1"><text:tab/></text:span></text:span></text:a><text:a xlink:type="simple" xlink:href="#_Toc485644679" text:style-name="Index_20_Link" text:visited-style-name="Index_20_Link"><text:span text:style-name="Index_20_Link">Maceral Analyses<text:tab/>26</text:span></text:a></text:p>
          <text:p text:style-name="P17"><text:soft-page-break/><text:a xlink:type="simple" xlink:href="#_Toc485644680" text:style-name="Index_20_Link" text:visited-style-name="Index_20_Link"><text:span text:style-name="Index_20_Link">2.4.3.2</text:span></text:a><text:a xlink:type="simple" xlink:href="#_Toc485644680" text:style-name="Index_20_Link" text:visited-style-name="Index_20_Link"><text:span text:style-name="Index_20_Link"><text:span text:style-name="T1"><text:tab/></text:span></text:span></text:a><text:a xlink:type="simple" xlink:href="#_Toc485644680" text:style-name="Index_20_Link" text:visited-style-name="Index_20_Link"><text:span text:style-name="Index_20_Link">Microlithotype Analyses<text:tab/>27</text:span></text:a></text:p>
          <text:p text:style-name="P17"><text:a xlink:type="simple" xlink:href="#_Toc485644681" text:style-name="Index_20_Link" text:visited-style-name="Index_20_Link"><text:span text:style-name="Index_20_Link">2.4.3.3</text:span></text:a><text:a xlink:type="simple" xlink:href="#_Toc485644681" text:style-name="Index_20_Link" text:visited-style-name="Index_20_Link"><text:span text:style-name="Index_20_Link"><text:span text:style-name="T1"><text:tab/></text:span></text:span></text:a><text:a xlink:type="simple" xlink:href="#_Toc485644681" text:style-name="Index_20_Link" text:visited-style-name="Index_20_Link"><text:span text:style-name="Index_20_Link">Reflectance Measurements<text:tab/>28</text:span></text:a></text:p>
          <text:p text:style-name="P17"><text:a xlink:type="simple" xlink:href="#_Toc485644682" text:style-name="Index_20_Link" text:visited-style-name="Index_20_Link"><text:span text:style-name="Index_20_Link">2.4.3.4</text:span></text:a><text:a xlink:type="simple" xlink:href="#_Toc485644682" text:style-name="Index_20_Link" text:visited-style-name="Index_20_Link"><text:span text:style-name="Index_20_Link"><text:span text:style-name="T1"><text:tab/></text:span></text:span></text:a><text:a xlink:type="simple" xlink:href="#_Toc485644682" text:style-name="Index_20_Link" text:visited-style-name="Index_20_Link"><text:span text:style-name="Index_20_Link">Non standardised petrographic techniques<text:tab/>31</text:span></text:a></text:p>
          <text:p text:style-name="P17"/>
        </text:index-body>
      </text:table-of-content>
      <text:p text:style-name="P17"/>
      <text:list xml:id="list3410655360084266883" text:style-name="WWNum10">
        <text:list-item>
          <text:list>
            <text:list-item>
              <text:p text:style-name="P3"><text:bookmark text:name="_Toc485644653"/>INTRODUCTION TO ORGANIC PETROLOGY</text:p>
            </text:list-item>
          </text:list>
        </text:list-item>
      </text:list>
      <text:p text:style-name="P17"/>
      <text:list xml:id="list112254103890923" text:continue-numbering="true" text:style-name="WWNum10">
        <text:list-item>
          <text:list>
            <text:list-item>
              <text:p text:style-name="P3"><text:bookmark text:name="_Toc485644654"/>HISTORICAL DEVELOPMENT OF COAL PETROGRAPHY</text:p>
              <text:list>
                <text:list-item>
                  <text:p text:style-name="P3"><text:bookmark text:name="_Toc485644655"/>Development of Techniques in Coal Petrology</text:p>
                </text:list-item>
                <text:list-item>
                  <text:p text:style-name="P3"><text:bookmark text:name="_Toc485644656"/>Development of Petrographic Nomenclature and Classification</text:p>
                </text:list-item>
              </text:list>
            </text:list-item>
            <text:list-item>
              <text:p text:style-name="P3"><text:bookmark text:name="_Toc485644657"/>PETROGRAPHIC CONSTITUENTS OF COAL</text:p>
              <text:list>
                <text:list-item>
                  <text:p text:style-name="P3"><text:bookmark text:name="_Toc485644658"/>Macroscopic Constituents of Coal</text:p>
                  <text:list>
                    <text:list-item>
                      <text:p text:style-name="P3"><text:bookmark text:name="_Toc485644659"/>Non-banded / Sapropelic Coals</text:p>
                    </text:list-item>
                    <text:list-item>
                      <text:p text:style-name="P3"><text:bookmark text:name="_Toc485644660"/>Banded / Humic Coals</text:p>
                    </text:list-item>
                  </text:list>
                </text:list-item>
                <text:list-item>
                  <text:p text:style-name="P3"><text:bookmark text:name="_Toc485644661"/>Microscopic Constituents of Coal</text:p>
                  <text:list>
                    <text:list-item>
                      <text:p text:style-name="P3"><text:bookmark text:name="_Toc485644662"/>Maceral formation (type)</text:p>
                    </text:list-item>
                    <text:list-item>
                      <text:p text:style-name="P3"><text:bookmark text:name="_Toc485644663"/>Coalification (rank)</text:p>
                    </text:list-item>
                    <text:list-item>
                      <text:p text:style-name="P3"><text:bookmark text:name="_Toc485644664"/>Maceral Groups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bookmark text:name="_Toc485644665"/>Vitrinite Maceral Grou<text:span text:style-name="T21">p</text:span></text:p>
      <text:p text:style-name="P17"><text:bookmark text:name="_Toc485644666"/>Inertinite Maceral Group</text:p>
      <text:p text:style-name="P17"><text:bookmark text:name="_Toc485644667"/>Liptinite Maceral Group</text:p>
      <text:list xml:id="list112253499113619" text:continue-numbering="true" text:style-name="WWNum10">
        <text:list-item>
          <text:list>
            <text:list-item>
              <text:list>
                <text:list-item>
                  <text:list>
                    <text:list-item>
                      <text:p text:style-name="P3"><text:bookmark text:name="_Toc485644668"/>Minerals in coal (grade)</text:p>
                    </text:list-item>
                  </text:list>
                </text:list-item>
              </text:list>
            </text:list-item>
          </text:list>
        </text:list-item>
      </text:list>
      <text:p text:style-name="P17"><text:bookmark text:name="_Toc485644669"/>Clay</text:p>
      <text:p text:style-name="P17"><text:bookmark text:name="_Toc485644670"/>Quartz</text:p>
      <text:p text:style-name="P17"><text:bookmark text:name="_Toc485644671"/>Carbonates</text:p>
      <text:p text:style-name="P17"><text:bookmark text:name="_Toc485644672"/>Iron sulphides</text:p>
      <text:p text:style-name="P17"><text:bookmark text:name="_Toc485644673"/>Other minerals</text:p>
      <text:list xml:id="list112254093442710" text:continue-numbering="true" text:style-name="WWNum10">
        <text:list-item>
          <text:list>
            <text:list-item>
              <text:list>
                <text:list-item>
                  <text:list>
                    <text:list-item>
                      <text:p text:style-name="P3"><text:bookmark text:name="_Toc485644674"/>Microlithotypes</text:p>
                    </text:list-item>
                  </text:list>
                </text:list-item>
              </text:list>
            </text:list-item>
            <text:list-item>
              <text:p text:style-name="P3"><text:bookmark text:name="_Toc485644675"/>SAMPLING, PREPARATION AND ANALYTICAL TECHNIQUES FOR PETROGRAPHIC ANALYSIS</text:p>
              <text:list>
                <text:list-item>
                  <text:p text:style-name="P3"><text:bookmark text:name="_Toc485644676"/>Sampling</text:p>
                </text:list-item>
              </text:list>
            </text:list-item>
          </text:list>
        </text:list-item>
      </text:list>
      <text:p text:style-name="P17"><text:soft-page-break/></text:p>
      <text:p text:style-name="P17"/>
      <text:list xml:id="list7032522671507156441" text:style-name="WWNum4">
        <text:list-item>
          <text:p text:style-name="P13">In seam</text:p>
        </text:list-item>
        <text:list-item>
          <text:p text:style-name="P13">Moving streams or static storage sites. </text:p>
          <text:list>
            <text:list-item>
              <text:list>
                <text:list-item>
                  <text:p text:style-name="P13"><text:bookmark text:name="_Toc485644677"/>Preparation</text:p>
                </text:list-item>
                <text:list-item>
                  <text:p text:style-name="P13"><text:bookmark text:name="_Toc485644678"/>Analytical Techniques</text:p>
                  <text:list>
                    <text:list-item>
                      <text:p text:style-name="P13"><text:bookmark text:name="_Toc485644679"/>Maceral Analyses</text:p>
                    </text:list-item>
                    <text:list-item>
                      <text:p text:style-name="P13"><text:bookmark text:name="_Toc485644680"/>Microlithotype Analyses</text:p>
                    </text:list-item>
                  </text:list>
                </text:list-item>
              </text:list>
            </text:list-item>
          </text:list>
        </text:list-item>
      </text:list>
      <text:p text:style-name="P17">Monomaceral:<text:tab/>all intersections cover a single maceral (i.e. vitrinite, inertinite, liptinite).</text:p>
      <text:p text:style-name="P17">Bimaceral:<text:tab/>at least one intersection on each of the two macerals of which the microlithotype is composed (i.e. clarite, durite, vitrinite).</text:p>
      <text:p text:style-name="P17">Trimaceral:<text:tab/>at least one intersection on each of the three macerals of which the microlithotype is composed.</text:p>
      <text:list xml:id="list112252433833510" text:continue-numbering="true" text:style-name="WWNum4">
        <text:list-item>
          <text:list>
            <text:list-item>
              <text:list>
                <text:list-item>
                  <text:list>
                    <text:list-item>
                      <text:p text:style-name="P13"><text:bookmark text:name="_Toc485644681"/>Reflectance Measurements</text:p>
                    </text:list-item>
                    <text:list-item>
                      <text:p text:style-name="P13"><text:bookmark text:name="_Toc485644682"/>Non-standardised petrographic techniques</text:p>
                    </text:list-item>
                  </text:list>
                </text:list-item>
              </text:list>
            </text:list-item>
          </text:list>
        </text:list-item>
      </text:list>
      <text:list xml:id="list2599507349058888624" text:style-name="WWNum6">
        <text:list-item>
          <text:p text:style-name="P16">Abnormal condition / oxidation analysis<text:span text:style-name="T2"> </text:span></text:p>
        </text:list-item>
        <text:list-item>
          <text:p text:style-name="P16">Mineral group analysis</text:p>
        </text:list-item>
        <text:list-item>
          <text:p text:style-name="P16">Coal Char petrography</text:p>
        </text:list-item>
        <text:list-item>
          <text:p text:style-name="P16">Coke petrography</text:p>
        </text:list-item>
        <text:list-item>
          <text:p text:style-name="P16">Fly ash and unburnt carbon petrography</text:p>
        </text:list-item>
        <text:list-item>
          <text:p text:style-name="P16">Thermal maturity determination on dispersed organic matter petrography using vitrinite reflectance</text:p>
        </text:list-item>
        <text:list-item>
          <text:p text:style-name="P16">Determination of facies and depositional environments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926cm" fo:margin-left="1.561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13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4cm" fo:margin-right="2.54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4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de Villiers</meta:initial-creator>
    <meta:creation-date>2017-09-28T11:07:04.683542760</meta:creation-date>
    <meta:editing-cycles>3</meta:editing-cycles>
    <meta:editing-duration>PT4M28S</meta:editing-duration>
    <dc:date>2017-09-28T11:22:51.971390475</dc:date>
    <dc:creator>Charles de Villiers</dc:creator>
    <meta:generator>LibreOffice/5.1.6.2$Linux_X86_64 LibreOffice_project/10m0$Build-2</meta:generator>
    <meta:document-statistic meta:table-count="0" meta:image-count="0" meta:object-count="0" meta:page-count="3" meta:paragraph-count="75" meta:word-count="367" meta:character-count="2614" meta:non-whitespace-character-count="2351"/>
  </office:meta>
</office:document-meta>
</file>